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3.863cm" style:rel-column-width="14880*"/>
    </style:style>
    <style:style style:name="Tableau7.B" style:family="table-column">
      <style:table-column-properties style:column-width="13.15cm" style:rel-column-width="5065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92cm" fo:margin-left="0cm" fo:margin-right="-0.092cm" table:align="margins"/>
    </style:style>
    <style:style style:name="Tableau8.A" style:family="table-column">
      <style:table-column-properties style:column-width="10.423cm" style:rel-column-width="39963*"/>
    </style:style>
    <style:style style:name="Tableau8.B" style:family="table-column">
      <style:table-column-properties style:column-width="6.669cm" style:rel-column-width="25572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6.376cm"/>
    </style:style>
    <style:style style:name="Tableau6.B" style:family="table-column">
      <style:table-column-properties style:column-width="10.636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507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b69" officeooo:paragraph-rsid="00109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 Mono" fo:font-size="10.5pt" fo:font-style="normal" fo:text-shadow="none" style:text-underline-style="none" fo:font-weight="normal" officeooo:rsid="000e9fdb" officeooo:paragraph-rsid="000e9fd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3" style:family="paragraph" style:parent-style-name="Table_20_Contents">
      <style:text-properties fo:color="#000000" loext:opacity="100%" style:font-name="Droid Sans Mono" fo:font-size="10.5pt" fo:font-weight="normal" officeooo:paragraph-rsid="000c1507" fo:background-color="transparent"/>
    </style:style>
    <style:style style:name="P14" style:family="paragraph" style:parent-style-name="Table_20_Contents">
      <style:text-properties fo:color="#000000" loext:opacity="100%" fo:background-color="transparent"/>
    </style:style>
    <style:style style:name="P15" style:family="paragraph" style:parent-style-name="Table_20_Contents">
      <style:text-properties fo:color="#000000" loext:opacity="100%" officeooo:paragraph-rsid="000c1507" fo:background-color="transparent"/>
    </style:style>
    <style:style style:name="P16" style:family="paragraph" style:parent-style-name="Table_20_Contents">
      <style:text-properties fo:color="#000000" loext:opacity="100%" officeooo:rsid="000c1507" officeooo:paragraph-rsid="000c1507" fo:background-color="transparent"/>
    </style:style>
    <style:style style:name="P17" style:family="paragraph" style:parent-style-name="Table_20_Contents">
      <style:text-properties fo:color="#000000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text-properties officeooo:rsid="000c1507" officeooo:paragraph-rsid="000c1507"/>
    </style:style>
    <style:style style:name="P21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Standard">
      <style:text-properties officeooo:paragraph-rsid="0012cfb1"/>
    </style:style>
    <style:style style:name="P24" style:family="paragraph" style:parent-style-name="Standard">
      <style:text-properties officeooo:rsid="0012cfb1" officeooo:paragraph-rsid="0012cfb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Liberation Sans" fo:font-weight="bold" style:font-name-asian="Microsoft YaHei" style:font-weight-asian="bold" style:font-name-complex="Mangal1" style:font-weight-complex="bold"/>
    </style:style>
    <style:style style:name="T4" style:family="text">
      <style:text-properties officeooo:rsid="000c1507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style:font-name="Droid Sans Mono" fo:font-size="10.5pt" fo:font-weight="normal" officeooo:rsid="000c1507"/>
    </style:style>
    <style:style style:name="T7" style:family="text">
      <style:text-properties officeooo:rsid="000cffdb"/>
    </style:style>
    <style:style style:name="T8" style:family="text">
      <style:text-properties style:font-name="Liberation Serif" fo:font-size="12pt"/>
    </style:style>
    <style:style style:name="T9" style:family="text">
      <style:text-properties officeooo:rsid="001286e4"/>
    </style:style>
    <style:style style:name="T10" style:family="text">
      <style:text-properties officeooo:rsid="000fff59"/>
    </style:style>
    <style:style style:name="T11" style:family="text">
      <style:text-properties officeooo:rsid="0011e187"/>
    </style:style>
    <style:style style:name="T12" style:family="text">
      <style:text-properties officeooo:rsid="0012c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><text:span text:style-name="T3">Projet UL2IN002 – 2026fev Thème : “la Mer”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Numéro de groupe : <text:span text:style-name="T4">5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<text:span text:style-name="T1">Nom :</text:span> <text:span text:style-name="T4">Kankizil</text:span></text:p>
          </table:table-cell>
          <table:table-cell table:style-name="Tableau4.B1" office:value-type="string">
            <text:p text:style-name="P6"><text:span text:style-name="T1">Nom :</text:span> <text:span text:style-name="T4">De Araujo</text:span></text:p>
          </table:table-cell>
        </table:table-row>
        <table:table-row>
          <table:table-cell table:style-name="Tableau4.A2" office:value-type="string">
            <text:p text:style-name="P6"><text:span text:style-name="T1">Prénom :</text:span> <text:span text:style-name="T4">Mikail</text:span></text:p>
          </table:table-cell>
          <table:table-cell table:style-name="Tableau4.B2" office:value-type="string">
            <text:p text:style-name="P6"><text:span text:style-name="T1">Prénom :</text:span> <text:span text:style-name="T4">Maxime</text:span></text:p>
          </table:table-cell>
        </table:table-row>
        <table:table-row>
          <table:table-cell table:style-name="Tableau4.A2" office:value-type="string">
            <text:p text:style-name="P6"><text:span text:style-name="T1">N° étudiant :</text:span> <text:span text:style-name="T9">21129353</text:span></text:p>
          </table:table-cell>
          <table:table-cell table:style-name="Tableau4.B2" office:value-type="string">
            <text:p text:style-name="P6"><text:span text:style-name="T1">N° étudiant :</text:span> <text:span text:style-name="T4">21231531</text:span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/>
          </table:table-cell>
          <table:table-cell table:style-name="Tableau7.B1" office:value-type="string">
            <text:p text:style-name="P17">Thème de la simulation</text:p>
          </table:table-cell>
        </table:table-row>
        <table:table-row>
          <table:table-cell table:style-name="Tableau7.A2" office:value-type="string">
            <text:p text:style-name="P2">Thème et objectif(s) de votre simultation :</text:p>
            <text:p text:style-name="P2">(5 lignes maximum)</text:p>
          </table:table-cell>
          <table:table-cell table:style-name="Tableau7.B2" office:value-type="string">
            <text:p text:style-name="P15"><text:span text:style-name="T5">Ce projet implémente une simulation d'écosystème marin où des agents interagissent avec des ressources marines sur une grille. La simulation évolue par étapes, </text:span><text:span text:style-name="T6">suivant</text:span><text:span text:style-name="T5"> des règles d'énergie, de reproduction et d'interactions.</text:span></text:p>
            <text:p text:style-name="P12"/>
            <text:p text:style-name="P15"/>
          </table:table-cell>
        </table:table-row>
        <table:table-row>
          <table:table-cell table:style-name="Tableau7.A2" office:value-type="string">
            <text:p text:style-name="P19">Les agents :</text:p>
          </table:table-cell>
          <table:table-cell table:style-name="Tableau7.B2" office:value-type="string">
            <text:p text:style-name="P13">requins et bateaux</text:p>
          </table:table-cell>
        </table:table-row>
        <table:table-row>
          <table:table-cell table:style-name="Tableau7.A2" office:value-type="string">
            <text:p text:style-name="P19">Les ressources :</text:p>
          </table:table-cell>
          <table:table-cell table:style-name="Tableau7.B2" office:value-type="string">
            <text:p text:style-name="P13">poissons, sacs de plastique, humains naufragés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">Quel est le nombre de classes/interfaces de votre projet ?</text:p>
            <text:p text:style-name="P14">(ne pas compter Ressource, Terrain et TestTerrain)</text:p>
          </table:table-cell>
          <table:table-cell table:style-name="Tableau8.B1" office:value-type="string">
            <text:p text:style-name="P16"><text:span text:style-name="T10">1</text:span><text:span text:style-name="T11">1</text:span> classes et 1 interface</text:p>
          </table:table-cell>
        </table:table-row>
        <table:table-row>
          <table:table-cell table:style-name="Tableau8.A2" office:value-type="string">
            <text:p text:style-name="P14">Avez-vous une hiérarchie d'héritage à 3 niveaux ?</text:p>
          </table:table-cell>
          <table:table-cell table:style-name="Tableau8.B2" office:value-type="string">
            <text:p text:style-name="P16">Oui</text:p>
          </table:table-cell>
        </table:table-row>
        <table:table-row>
          <table:table-cell table:style-name="Tableau8.A2" office:value-type="string">
            <text:p text:style-name="P14">Avez-vous généré la javadoc ?</text:p>
          </table:table-cell>
          <table:table-cell table:style-name="Tableau8.B2" office:value-type="string">
            <text:p text:style-name="P11">La documentation Javadoc est disponible dans le dossier `doc/`. Ouvrez `doc/index.html` dans un navigateur pour consulter les détails des classes et méthodes.</text:p>
            <text:p text:style-name="P14"/>
          </table:table-cell>
        </table:table-row>
        <table:table-row>
          <table:table-cell table:style-name="Tableau8.A2" office:value-type="string">
            <text:p text:style-name="Table_20_Contents">Avez-vous généré des logs ?</text:p>
          </table:table-cell>
          <table:table-cell table:style-name="Tableau8.B2" office:value-type="string">
            <text:p text:style-name="P20">Oui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Checklist des points vus en cours à mettre en application :</text:p>
          </table:table-cell>
          <table:table-cell table:style-name="Tableau6.B1" office:value-type="string">
            <text:p text:style-name="P4">Nom de classe correspondant (une seule classe demandée, mais vous pouvez en mettre plus)</text:p>
          </table:table-cell>
        </table:table-row>
        <table:table-row>
          <table:table-cell table:style-name="Tableau6.A2" office:value-type="string">
            <text:p text:style-name="P5">Classe contenant une ArrayList</text:p>
            <text:p text:style-name="P18"><text:span text:style-name="T2"/></text:p>
          </table:table-cell>
          <table:table-cell table:style-name="Tableau6.B2" office:value-type="string">
            <text:p text:style-name="P8">Simulation.java</text:p>
          </table:table-cell>
        </table:table-row>
        <table:table-row>
          <table:table-cell table:style-name="Tableau6.A2" office:value-type="string">
            <text:p text:style-name="P7">Interface<text:span text:style-name="T4">s</text:span></text:p>
            <text:p text:style-name="P5"/>
          </table:table-cell>
          <table:table-cell table:style-name="Tableau6.B2" office:value-type="string">
            <text:p text:style-name="P8">Entite.java</text:p>
          </table:table-cell>
        </table:table-row>
        <table:table-row>
          <table:table-cell table:style-name="Tableau6.A2" office:value-type="string">
            <text:p text:style-name="P5">Classe<text:span text:style-name="T4">s</text:span> et méthode<text:span text:style-name="T4">s</text:span> abstraite<text:span text:style-name="T4">s</text:span></text:p>
          </table:table-cell>
          <table:table-cell table:style-name="Tableau6.B2" office:value-type="string">
            <text:p text:style-name="P8">Agent.java</text:p>
            <text:p text:style-name="P8">RessourceMarine.java</text:p>
          </table:table-cell>
        </table:table-row>
        <table:table-row>
          <table:table-cell table:style-name="Tableau6.A2" office:value-type="string">
            <text:p text:style-name="P5">Classe avec un constructeur par copie ou métho<text:span text:style-name="T7">d</text:span>e clone()</text:p>
          </table:table-cell>
          <table:table-cell table:style-name="Tableau6.B2" office:value-type="string">
            <text:p text:style-name="P10">InitialiserAgents() dans <text:span text:style-name="T8">Requin.java</text:span></text:p>
          </table:table-cell>
        </table:table-row>
        <table:table-row>
          <table:table-cell table:style-name="Tableau6.A2" office:value-type="string">
            <text:p text:style-name="P5">Classe contenant que des attributs et méthodes statiques</text:p>
          </table:table-cell>
          <table:table-cell table:style-name="Tableau6.B2" office:value-type="string">
            <text:p text:style-name="P9">Utils.java</text:p>
          </table:table-cell>
        </table:table-row>
        <table:table-row table:style-name="Tableau6.7">
          <table:table-cell table:style-name="Tableau6.A2" office:value-type="string">
            <text:p text:style-name="P5">Classe héritant de Exception</text:p>
            <text:p text:style-name="P18"><text:span text:style-name="T2"/></text:p>
          </table:table-cell>
          <table:table-cell table:style-name="Tableau6.B2" office:value-type="string">
            <text:p text:style-name="P9">Simulation.java</text:p>
          </table:table-cell>
        </table:table-row>
        <table:table-row>
          <table:table-cell table:style-name="Tableau6.A2" office:value-type="string">
            <text:p text:style-name="P5">Gestion des exceptions </text:p>
            <text:p text:style-name="P18"><text:soft-page-break/><text:span text:style-name="T2"/></text:p>
          </table:table-cell>
          <table:table-cell table:style-name="Tableau6.B2" office:value-type="string">
            <text:p text:style-name="P9">Simulation.java</text:p>
          </table:table-cell>
        </table:table-row>
        <table:table-row>
          <table:table-cell table:style-name="Tableau6.A2" office:value-type="string">
            <text:p text:style-name="P18">Singleton ou une de ses variantes</text:p>
            <text:p text:style-name="P18"/>
          </table:table-cell>
          <table:table-cell table:style-name="Tableau6.B2" office:value-type="string">
            <text:p text:style-name="P9">SimulationManager.java</text:p>
          </table:table-cell>
        </table:table-row>
      </table:table>
      <text:p text:style-name="Standard"><text:span text:style-name="T3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Schéma UML des classes vision fournisseur (dessin “à la main” scanné ou photo acceptés)</text:p>
          </table:table-cell>
        </table:table-row>
      </table:table>
      <text:p text:style-name="Standard"/>
      <text:p text:style-name="Standard"><text:s text:c="43"/>┌───────────────┐</text:p>
      <text:p text:style-name="P23"><text:s text:c="43"/>│ <text:s text:c="3"/>Entite <text:s text:c="4"/>│ <text:s text:c="2"/>(abstraite) <text:s/>│</text:p>
      <text:p text:style-name="Standard"><text:s text:c="43"/>└──────┬────────┘</text:p>
      <text:p text:style-name="Standard"><text:s text:c="63"/>│</text:p>
      <text:p text:style-name="Standard"><text:s text:c="17"/>┌─────────────── ┴────────────────────┐</text:p>
      <text:p text:style-name="P23"><text:s text:c="17"/>│ <text:s text:c="102"/>│ <text:s text:c="5"/>┌───────────────┐ <text:s text:c="40"/><text:tab/> <text:s text:c="3"/>┌───────────────┐ </text:p>
      <text:p text:style-name="P23"><text:s text:c="7"/>│ RessourceMarine│ <text:s text:c="68"/>│ <text:s text:c="4"/>Agent <text:s text:c="4"/>│</text:p>
      <text:p text:style-name="P23">└──────┬────────┘ <text:s text:c="43"/><text:tab/> <text:s text:c="3"/>└──────┬────────┘</text:p>
      <text:p text:style-name="P23"><text:s/>┌─────┼────────────┐ <text:s text:c="40"/>┌──────┼──────────┐</text:p>
      <text:p text:style-name="Standard">Poisson <text:s text:c="5"/>SacPlastique <text:s text:c="8"/>HumainNaufrage <text:s text:c="20"/>Requin <text:s text:c="33"/>Bateau</text:p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Copier-coller de 2 ou 3 logs (affichages de simulations)</text:p>
          </table:table-cell>
        </table:table-row>
      </table:table>
      <text:p text:style-name="Standard"/>
      <text:p text:style-name="Standard">javac *.java</text:p>
      <text:p text:style-name="Standard">java Simulation</text:p>
      <text:p text:style-name="Standard">=== Stratégie des bateaux ===</text:p>
      <text:p text:style-name="Standard">1. PROTECTEUR - Les bateaux sauvent en priorité les naufragés</text:p>
      <text:p text:style-name="Standard">2. PECHEUR - Les bateaux pêchent en priorité les poissons</text:p>
      <text:p text:style-name="Standard">3. CHASSEUR - Les bateaux chassent en priorité les requins</text:p>
      <text:p text:style-name="Standard">Choisissez (1, 2 ou 3, ou tapez 'protecteur', 'pecheur' ou 'chasseur') : 2</text:p>
      <text:p text:style-name="Standard">=&gt; Mode PÈCHEUR : Les bateaux en quête de poissons !</text:p>
      <text:p text:style-name="Standard"/>
      <text:p text:style-name="Standard">Les 29 ressources ont les bonnes coordonnées sur le terrain</text:p>
      <text:p text:style-name="Standard">=== Lancement via SimulationManager ===</text:p>
      <text:p text:style-name="Standard"/>
      <text:p text:style-name="Standard">--- Étape 0 ---</text:p>
      <text:p text:style-name="Standard">+------+------+------+------+------+------+------+------+------+------+</text:p>
      <text:p text:style-name="Standard">|Po <text:s text:c="3"/>| <text:s text:c="5"/>|HN <text:s text:c="3"/>| <text:s text:c="5"/>| <text:s text:c="5"/>|HN <text:s text:c="3"/>| <text:s text:c="5"/>|HN <text:s text:c="3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Po <text:s text:c="3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Bat <text:s text:c="2"/>|Po <text:s text:c="3"/>|Po <text:s text:c="3"/>| <text:s text:c="5"/>| <text:s text:c="5"/>| <text:s text:c="5"/>|SP <text:s text:c="3"/>| <text:s text:c="5"/>|Po <text:s text:c="3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Po <text:s text:c="3"/>| <text:s text:c="5"/>|</text:p>
      <text:p text:style-name="Standard">+------+------+------+------+------+------+------+------+------+------+</text:p>
      <text:p text:style-name="Standard">|HN <text:s text:c="3"/>|SP <text:s text:c="3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Po <text:s text:c="3"/>|HN <text:s text:c="3"/>| <text:s text:c="5"/>|Po <text:s text:c="3"/>|Rq <text:s text:c="3"/>|</text:p>
      <text:p text:style-name="Standard">+------+------+------+------+------+------+------+------+------+------+</text:p>
      <text:p text:style-name="Standard">|Rq <text:s text:c="3"/>|HN <text:s text:c="3"/>|Po <text:s text:c="3"/>| <text:s text:c="5"/>| <text:s text:c="5"/>| <text:s text:c="5"/>| <text:s text:c="5"/>| <text:s text:c="5"/>|Po <text:s text:c="3"/>| <text:s text:c="5"/>|</text:p>
      <text:p text:style-name="Standard">+------+------+------+------+------+------+------+------+------+------+</text:p>
      <text:p text:style-name="Standard">| <text:s text:c="5"/>|Po <text:s text:c="3"/>| <text:s text:c="5"/>| <text:s text:c="5"/>| <text:s text:c="5"/>| <text:s text:c="5"/>| <text:s text:c="5"/>|SP <text:s text:c="3"/>| <text:s text:c="5"/>| <text:s text:c="5"/>|</text:p>
      <text:p text:style-name="Standard">+------+------+------+------+------+------+------+------+------+------+</text:p>
      <text:p text:style-name="Standard">|Po <text:s text:c="3"/>| <text:s text:c="5"/>|Po <text:s text:c="3"/>|Po <text:s text:c="3"/>| <text:s text:c="5"/>| <text:s text:c="5"/>|Po <text:s text:c="3"/>|Po <text:s text:c="3"/>| <text:s text:c="5"/>| <text:s text:c="5"/>|</text:p>
      <text:p text:style-name="Standard">+------+------+------+------+------+------+------+------+------+------+</text:p>
      <text:p text:style-name="Standard">| <text:s text:c="5"/>|Po <text:s text:c="3"/>| <text:s text:c="5"/>| <text:s text:c="5"/>| <text:s text:c="5"/>|Po <text:s text:c="3"/>|Po <text:s text:c="3"/>| <text:s text:c="5"/>| <text:s text:c="5"/>|Po <text:s text:c="3"/>|</text:p>
      <text:p text:style-name="Standard">+------+------+------+------+------+------+------+------+------+------+</text:p>
      <text:p text:style-name="Standard"><text:soft-page-break/>Agents en vie :</text:p>
      <text:p text:style-name="Standard">- Requin(7,1) énergie=16</text:p>
      <text:p text:style-name="Standard">- Requin(6,10) énergie=16</text:p>
      <text:p text:style-name="Standard">- Bateau(3,1) énergie=50</text:p>
      <text:p text:style-name="Standard">Humains sauvés : 0 | Humains mangés : 0 | Poissons pêchés : 0 | Poissons perdus : 0</text:p>
      <text:p text:style-name="Standard"/>
      <text:p text:style-name="Standard">--- Étape 25 ---</text:p>
      <text:p text:style-name="Standard">+------+------+------+------+------+------+------+------+------+------+</text:p>
      <text:p text:style-name="Standard">|Po <text:s text:c="3"/>|Po <text:s text:c="3"/>| <text:s text:c="5"/>| <text:s text:c="5"/>| <text:s text:c="5"/>| <text:s text:c="5"/>| <text:s text:c="5"/>| <text:s text:c="5"/>|Po <text:s text:c="3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SP <text:s text:c="3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HN <text:s text:c="3"/>|SP <text:s text:c="3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 <text:s text:c="5"/>| <text:s text:c="5"/>|Po <text:s text:c="3"/>|</text:p>
      <text:p text:style-name="Standard">+------+------+------+------+------+------+------+------+------+------+</text:p>
      <text:p text:style-name="Standard">| <text:s text:c="5"/>| <text:s text:c="5"/>| <text:s text:c="5"/>| <text:s text:c="5"/>| <text:s text:c="5"/>| <text:s text:c="5"/>| <text:s text:c="5"/>|SP <text:s text:c="3"/>| <text:s text:c="5"/>| <text:s text:c="5"/>|</text:p>
      <text:p text:style-name="Standard">+------+------+------+------+------+------+------+------+------+------+</text:p>
      <text:p text:style-name="Standard">| <text:s text:c="5"/>|Rq <text:s text:c="3"/>| <text:s text:c="5"/>| <text:s text:c="5"/>| <text:s text:c="5"/>| <text:s text:c="5"/>| <text:s text:c="5"/>| <text:s text:c="5"/>| <text:s text:c="5"/>| <text:s text:c="5"/>|</text:p>
      <text:p text:style-name="Standard">+------+------+------+------+------+------+------+------+------+------+</text:p>
      <text:p text:style-name="Standard">| <text:s text:c="5"/>|Po <text:s text:c="3"/>| <text:s text:c="5"/>|Bat <text:s text:c="2"/>| <text:s text:c="5"/>|Rq <text:s text:c="3"/>| <text:s text:c="5"/>| <text:s text:c="5"/>| <text:s text:c="5"/>| <text:s text:c="5"/>|</text:p>
      <text:p text:style-name="Standard">+------+------+------+------+------+------+------+------+------+------+</text:p>
      <text:p text:style-name="Standard">Agents en vie :</text:p>
      <text:p text:style-name="Standard">- Requin(9,2) énergie=6</text:p>
      <text:p text:style-name="Standard">- Requin(10,6) énergie=10</text:p>
      <text:p text:style-name="Standard">- Bateau(10,4) énergie=44</text:p>
      <text:p text:style-name="Standard">Humains sauvés : 1 | Humains mangés : 4 | Poissons pêchés : 83 | Poissons perdus : 0</text:p>
      <text:p text:style-name="Standard"/>
      <text:p text:style-name="Standard">--- Bilan final ---</text:p>
      <text:p text:style-name="Standard">Agents restants : 3</text:p>
      <text:p text:style-name="Standard">Humains sauvés : 1</text:p>
      <text:p text:style-name="Standard">Humains mangés : 4</text:p>
      <text:p text:style-name="Standard">Poissons pêchés : 83</text:p>
      <text:p text:style-name="Standard">Poissons perdus : 0</text:p>
      <text:p text:style-name="Standard">Ressources restantes : 9</text:p>
      <text:p text:style-name="Standard">Bilan mitigé : un équilibre fragile entre sauvetage, prédation, pêche et pertes.</text:p>
      <text:p text:style-name="Standard">Temps d'exécution : 52090 ms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Copier-coller vos classes et interfaces à partir d'ici :</text:p>
          </table:table-cell>
        </table:table-row>
      </table:table>
      <text:p text:style-name="Standard"/>
      <text:p text:style-name="P24">Classes :</text:p>
      <text:p text:style-name="P24">Agent.java</text:p>
      <text:p text:style-name="P24">Bateau.java</text:p>
      <text:p text:style-name="P24">HumainNaufragé.java</text:p>
      <text:p text:style-name="P24">Poisson.java</text:p>
      <text:p text:style-name="P24">Requin.java</text:p>
      <text:p text:style-name="P24"><text:soft-page-break/>RessourceMarine.java</text:p>
      <text:p text:style-name="P24">Ressource.java</text:p>
      <text:p text:style-name="P24">SacPlastique.java</text:p>
      <text:p text:style-name="P24">Simulation.java</text:p>
      <text:p text:style-name="P24">SimulationException.java</text:p>
      <text:p text:style-name="P24">SimulationManager.java</text:p>
      <text:p text:style-name="P24">Terrain.java</text:p>
      <text:p text:style-name="P24">TestTerrain.java</text:p>
      <text:p text:style-name="P24">Utils.java</text:p>
      <text:p text:style-name="P24"/>
      <text:p text:style-name="P24">Interface :</text:p>
      <text:p text:style-name="P24">Entité.jav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7.2$Linux_X86_64 LibreOffice_project/420$Build-2</meta:generator>
    <dc:date>2026-05-03T15:43:13.100852840</dc:date>
    <meta:editing-duration>PT6H9M14S</meta:editing-duration>
    <meta:editing-cycles>86</meta:editing-cycles>
    <meta:document-statistic meta:table-count="8" meta:image-count="0" meta:object-count="0" meta:page-count="5" meta:paragraph-count="147" meta:word-count="968" meta:character-count="6949" meta:non-whitespace-character-count="4809"/>
  </office:meta>
</office:document-meta>
</file>